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6.452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27.741cm"/>
    </style:style>
    <style:style style:name="co6" style:family="table-column">
      <style:table-column-properties fo:break-before="auto" style:column-width="27.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 Cyclamino repandi-Quercetum ilicis" table:style-name="ta1">
        <table:table-column table:style-name="co1" table:number-columns-repeated="21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CQ1</text:p>
          </table:table-cell>
          <table:table-cell office:value-type="string" calcext:value-type="string">
            <text:p>CQ2</text:p>
          </table:table-cell>
          <table:table-cell office:value-type="string" calcext:value-type="string">
            <text:p>CQ3</text:p>
          </table:table-cell>
          <table:table-cell office:value-type="string" calcext:value-type="string">
            <text:p>CQ4</text:p>
          </table:table-cell>
          <table:table-cell office:value-type="string" calcext:value-type="string">
            <text:p>CQ5</text:p>
          </table:table-cell>
          <table:table-cell office:value-type="string" calcext:value-type="string">
            <text:p>CQ6</text:p>
          </table:table-cell>
          <table:table-cell office:value-type="string" calcext:value-type="string">
            <text:p>CQ7</text:p>
          </table:table-cell>
          <table:table-cell office:value-type="string" calcext:value-type="string">
            <text:p>CQ8</text:p>
          </table:table-cell>
          <table:table-cell office:value-type="string" calcext:value-type="string">
            <text:p>CQ9</text:p>
          </table:table-cell>
          <table:table-cell office:value-type="string" calcext:value-type="string">
            <text:p>CQ10</text:p>
          </table:table-cell>
          <table:table-cell office:value-type="string" calcext:value-type="string">
            <text:p>CQ11</text:p>
          </table:table-cell>
          <table:table-cell office:value-type="string" calcext:value-type="string">
            <text:p>CQ12</text:p>
          </table:table-cell>
          <table:table-cell office:value-type="string" calcext:value-type="string">
            <text:p>CQ13</text:p>
          </table:table-cell>
          <table:table-cell office:value-type="string" calcext:value-type="string">
            <text:p>CQ14</text:p>
          </table:table-cell>
          <table:table-cell office:value-type="string" calcext:value-type="string">
            <text:p>CQ15</text:p>
          </table:table-cell>
          <table:table-cell office:value-type="string" calcext:value-type="string">
            <text:p>CQ16</text:p>
          </table:table-cell>
          <table:table-cell office:value-type="string" calcext:value-type="string">
            <text:p>CQ17</text:p>
          </table:table-cell>
          <table:table-cell office:value-type="string" calcext:value-type="string">
            <text:p>CQ18</text:p>
          </table:table-cell>
          <table:table-cell office:value-type="string" calcext:value-type="string">
            <text:p>CQ19</text:p>
          </table:table-cell>
          <table:table-cell office:value-type="string" calcext:value-type="string">
            <text:p>CQ20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hillyrea angustifolia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asium majus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.</text:p>
            <text:p>1.1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alicotome villosa (Poiret) Link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null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Cistus creticus L. ssp. eriocephalus (Viv.) Greuter &amp; Burdet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4.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5" office:value-type="string" calcext:value-type="string">
            <text:p>4.4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ucrium flavum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elaginella denticulata (L.) Link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phoenicea L. ssp. turbinata Guss. (Nyman)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phne gnidium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ucrium fruticans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suber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olbiensis Jordan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3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upestre (Host) R. et S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amosum (L.) R. et S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ulicaria odora (L.) Rchb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multiflora L.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office:value-type="string" calcext:value-type="string">
            <text:p>1.1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inus pinea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tisus villosus Pourret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</table:table>
      <table:table table:name="Orno-Quercetum ilicis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OQ1</text:p>
          </table:table-cell>
          <table:table-cell office:value-type="string" calcext:value-type="string">
            <text:p>OQ2</text:p>
          </table:table-cell>
          <table:table-cell office:value-type="string" calcext:value-type="string">
            <text:p>OQ3</text:p>
          </table:table-cell>
          <table:table-cell office:value-type="string" calcext:value-type="string">
            <text:p>OQ4</text:p>
          </table:table-cell>
          <table:table-cell office:value-type="string" calcext:value-type="string">
            <text:p>OQ5</text:p>
          </table:table-cell>
          <table:table-cell office:value-type="string" calcext:value-type="string">
            <text:p>OQ6</text:p>
          </table:table-cell>
          <table:table-cell office:value-type="string" calcext:value-type="string">
            <text:p>OQ7</text:p>
          </table:table-cell>
          <table:table-cell office:value-type="string" calcext:value-type="string">
            <text:p>OQ8</text:p>
          </table:table-cell>
          <table:table-cell office:value-type="string" calcext:value-type="string">
            <text:p>OQ9</text:p>
          </table:table-cell>
          <table:table-cell office:value-type="string" calcext:value-type="string">
            <text:p>OQ10_</text:p>
          </table:table-cell>
          <table:table-cell office:value-type="string" calcext:value-type="string">
            <text:p>OQ11</text:p>
          </table:table-cell>
          <table:table-cell office:value-type="string" calcext:value-type="string">
            <text:p>OQ12</text:p>
          </table:table-cell>
          <table:table-cell office:value-type="string" calcext:value-type="string">
            <text:p>OQ13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Sesleria autumnalis (Scop.) Schult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partium junceum L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aliurus spina-christi Miller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office:value-type="string" calcext:value-type="string">
            <text:p>+.3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2.1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3" office:value-type="string" calcext:value-type="string">
            <text:p>5.5</text:p>
          </table:table-cell>
          <table:table-cell office:value-type="string" calcext:value-type="string">
            <text:p>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4.4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3" office:value-type="string" calcext:value-type="string">
            <text:p>2.3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3"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office:value-type="string" calcext:value-type="string">
            <text:p>+.2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istus salvifolius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</table:table>
      <table:table table:name="Cyclamino hederifolii-Quercetum ilicis" table:style-name="ta1">
        <table:table-column table:style-name="co1" table:number-columns-repeated="20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ce2" office:value-type="string" calcext:value-type="string">
            <text:p>Column19</text:p>
          </table:table-cell>
          <table:table-cell table:style-name="ce2" office:value-type="string" calcext:value-type="string">
            <text:p>Column20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*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Li</text:p>
          </table:table-cell>
          <table:table-cell table:number-columns-repeated="3" office:value-type="string" calcext:value-type="string">
            <text:p>L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null</text:p>
          </table:table-cell>
          <table:table-cell office:value-type="float" office:value="490" calcext:value-type="float">
            <text:p>49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WS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W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-NE</text:p>
          </table:table-cell>
          <table:table-cell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office:value-type="string" calcext:value-type="string">
            <text:p>null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7">
          <table:table-cell office:value-type="string" calcext:value-type="string">
            <text:p>Charact. and diff. species of the Cyclamino hederifolii-Quercetum ilici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ss.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+.1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1.1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Diff. species of the carpinetosum orientalis</text:p>
          </table:table-cell>
          <table:table-cell office:value-type="string" calcext:value-type="string">
            <text:p>subass.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Phillyrea media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2.3</text:p>
          </table:table-cell>
        </table:table-row>
        <table:table-row table:style-name="ro3">
          <table:table-cell office:value-type="string" calcext:value-type="string">
            <text:p>Paliurus spina-christi Miller</text:p>
          </table:table-cell>
          <table:table-cell office:value-type="string" calcext:value-type="string">
            <text:p>null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Acer campestre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cerris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Cistus creticus L. ssp. eriocephalus Greuter &amp; Burdet</text:p>
          </table:table-cell>
          <table:table-cell office:value-type="string" calcext:value-type="string">
            <text:p>null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4" office:value-type="string" calcext:value-type="string">
            <text:p>4.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1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tipa bromoides (L.) Dorfl.</text:p>
          </table:table-cell>
          <table:table-cell office:value-type="string" calcext:value-type="string">
            <text:p>null</text:p>
          </table:table-cell>
          <table:table-cell table:number-columns-repeated="16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asium majus L.</text:p>
          </table:table-cell>
          <table:table-cell office:value-type="string" calcext:value-type="string">
            <text:p>null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licotome spinosa (L.) Link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Olea europaea L.</text:p>
          </table:table-cell>
          <table:table-cell office:value-type="string" calcext:value-type="string">
            <text:p>null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office:value-type="string" calcext:value-type="string">
            <text:p>null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Melica arrecta O. Kuntze</text:p>
          </table:table-cell>
          <table:table-cell office:value-type="string" calcext:value-type="string">
            <text:p>null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arex flacca Schreb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ucrium flavum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Oryzopsis miliacea (L.) Asch. et Schweinf.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Teucrio siculi-Quercetum ilicis" table:style-name="ta1">
        <table:table-column table:style-name="co1" table:number-columns-repeated="17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arphic area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S</text:p>
          </table:table-cell>
          <table:table-cell table:number-columns-repeated="9"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0" calcext:value-type="float">
            <text:p>450</text:p>
          </table:table-cell>
          <table:table-cell office:value-type="float" office:value="630" calcext:value-type="float">
            <text:p>630</text:p>
          </table:table-cell>
          <table:table-cell office:value-type="float" office:value="850" calcext:value-type="float">
            <text:p>850</text:p>
          </table:table-cell>
          <table:table-cell office:value-type="float" office:value="920" calcext:value-type="float">
            <text:p>920</text:p>
          </table:table-cell>
          <table:table-cell office:value-type="float" office:value="610" calcext:value-type="float">
            <text:p>61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850" calcext:value-type="float">
            <text:p>8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haract. and diff. species of the ass.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Teucrium siculum Rafin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ytisus villosus Pourre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ulicaria odora (L.) Rchb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repis leontodontoides Al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Quercus dalechampii Ten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Diff. species of the Scutellaria columnae</text:p>
          </table:table-cell>
          <table:table-cell office:value-type="string" calcext:value-type="string">
            <text:p>ssp. gussonei</text:p>
          </table:table-cell>
          <table:table-cell office:value-type="string" calcext:value-type="string">
            <text:p>variant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Scutellaria columnae All. ssp. gussonei (Ten.) Rech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Helleborus bocconei Ten. ssp. intermedius (Guss.) W.Greuter &amp; Burdet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halictrum calabricum Sprengel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ymphytum bulbosum Schimpe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ristolochia rotund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Diff. species of the quercetosum frainetti</text:p>
          </table:table-cell>
          <table:table-cell office:value-type="string" calcext:value-type="string">
            <text:p>subass.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frainetto Ten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licotome infesta (Presl.) Gus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.5</text:p>
          </table:table-cell>
          <table:table-cell table:number-columns-repeated="4" office:value-type="string" calcext:value-type="string">
            <text:p>5.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table:number-columns-repeated="9"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aphne gnidium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yrus amygdaliformis Vil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pa bromoides (L.) Doerf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Viola alba Besser ssp.</text:p>
          </table:table-cell>
          <table:table-cell office:value-type="string" calcext:value-type="string">
            <text:p>dehnhardtii (Ten.) W. Beck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teridium aquilinum (L.) Kuh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Clinopodium vulgare L. ssp. arundanum (Boiss.) Nyma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Luzula forsteri (Sm.) DC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anunculus neapolitanus Ten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actylis glomerata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ilene sicula Ucria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olypodium cambricum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</table:table-row>
      </table:table>
      <table:table table:name="Ostryo carpinifoliae-Quercetum ilicis" table:style-name="ta1">
        <table:table-column table:style-name="co1" table:number-columns-repeated="14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table:number-columns-repeated="2"/>
          <table:table-cell table:number-columns-repeated="7" office:value-type="string" calcext:value-type="string">
            <text:p>Cr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-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SSW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table:number-columns-repeated="2"/>
          <table:table-cell table:number-columns-repeated="7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table:number-columns-repeated="2"/>
          <table:table-cell table:number-columns-repeated="7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2.3</text:p>
          </table:table-cell>
          <table:table-cell table:number-columns-repeated="4" office:value-type="string" calcext:value-type="string">
            <text:p>3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</table:table-row>
        <table:table-row table:style-name="ro6">
          <table:table-cell office:value-type="string" calcext:value-type="string">
            <text:p>Sesleria autumnalis (Scop.) Schultz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3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Frangula rupestris (Scop.) Schu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amosum (L.) R. et 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2.3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.3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olutea arborescen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Dryopteris villarii (Bellardi) Woynar ssp. pallida (Bory) Heywoo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ilene italica (L.) Per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Diff. species of the cyclaminetosum purpurascentis</text:p>
          </table:table-cell>
          <table:table-cell office:value-type="string" calcext:value-type="string">
            <text:p>subass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1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/>
          <table:table-cell office:value-type="string" calcext:value-type="string">
            <text:p>all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1.1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2" office:value-type="string" calcext:value-type="string">
            <text:p>4.4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3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3.3</text:p>
          </table:table-cell>
          <table:table-cell table:number-columns-repeated="2" office:value-type="string" calcext:value-type="string">
            <text:p>+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</table:table-row>
        <table:table-row table:style-name="ro3">
          <table:table-cell office:value-type="string" calcext:value-type="string">
            <text:p>Acer monspessulanum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anunculus ficariiformis F. W. Schultz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nus dalmatica Vi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rum italicum Mille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Polypodium cambricum L. ssp. serratulum (Arcang.) Pichi Serm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arex glauca Murray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</table:table-row>
      </table:table>
      <table:table table:name="Cephalanthero longifoliae-Quercetum ilicis" table:style-name="ta1">
        <table:table-column table:style-name="co1" table:number-columns-repeated="20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ce2" office:value-type="string" calcext:value-type="string">
            <text:p>Column19</text:p>
          </table:table-cell>
          <table:table-cell table:style-name="ce2" office:value-type="string" calcext:value-type="string">
            <text:p>Column20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U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null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800" calcext:value-type="float">
            <text:p>800</text:p>
          </table:table-cell>
          <table:table-cell office:value-type="float" office:value="780" calcext:value-type="float">
            <text:p>780</text:p>
          </table:table-cell>
          <table:table-cell office:value-type="float" office:value="740" calcext:value-type="float">
            <text:p>740</text:p>
          </table:table-cell>
          <table:table-cell office:value-type="float" office:value="650" calcext:value-type="float">
            <text:p>650</text:p>
          </table:table-cell>
          <table:table-cell office:value-type="float" office:value="680" calcext:value-type="float">
            <text:p>68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495" calcext:value-type="float">
            <text:p>495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690" calcext:value-type="float">
            <text:p>69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-NE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NW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office:value-type="string" calcext:value-type="string">
            <text:p>null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office:value-type="string" calcext:value-type="string">
            <text:p>null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Charact. and diff. species of the ass. and of the lathyretosum venet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ubass.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Hepatica nobilis Mill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Acer obtusatum W. et K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6">
          <table:table-cell office:value-type="string" calcext:value-type="string">
            <text:p>Lathyrus venetus (Miller) Wohlf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onicera xylosteum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elittis melissophyllum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Euonymus latifolius (L.) Miller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ercurialis perenni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orbus aria (L.) Crantz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rex digitat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ilene italica (L.) Per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uniperus communis L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emone apennina L.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ff. species of the buxetosum sempervirentis</text:p>
          </table:table-cell>
          <table:table-cell office:value-type="string" calcext:value-type="string">
            <text:p>subass.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Buxus sempervirens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imula vulgaris Hudson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burnum anagyroides Medicus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Diff. species of the ruscetosum hypoglossi</text:p>
          </table:table-cell>
          <table:table-cell office:value-type="string" calcext:value-type="string">
            <text:p>subass.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cus hypoglossum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Diff. species of the lauretosum nobilis</text:p>
          </table:table-cell>
          <table:table-cell office:value-type="string" calcext:value-type="string">
            <text:p>subass.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table:number-columns-repeated="15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4.4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4.4</text:p>
          </table:table-cell>
          <table:table-cell table:number-columns-repeated="3" office:value-type="string" calcext:value-type="string">
            <text:p>5.5</text:p>
          </table:table-cell>
          <table:table-cell table:number-columns-repeated="4" office:value-type="string" calcext:value-type="string">
            <text:p>4.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2.2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2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Column1</text:p>
          </table:table-cell>
          <table:table-cell table:style-name="Default"/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Default"/>
        </table:table-row>
        <table:table-row table:style-name="ro3">
          <table:table-cell office:value-type="string" calcext:value-type="string">
            <text:p>Asplenium adiantum-nigrum L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style-name="Default"/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Euonymus europaeus L.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Polypodium vulgare L.</text:p>
          </table:table-cell>
          <table:table-cell table:style-name="Default"/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style-name="Default"/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Fragaria vesca L.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style-name="Default"/>
        </table:table-row>
        <table:table-row table:style-name="ro3">
          <table:table-cell office:value-type="string" calcext:value-type="string">
            <text:p>Euphorbia amygdaloides L.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Helleborus foetidus L.</text:p>
          </table:table-cell>
          <table:table-cell table:style-name="Default"/>
          <table:table-cell table:number-columns-repeated="4"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  <table:table-cell table:style-name="Default"/>
        </table:table-row>
        <table:table-row table:style-name="ro3">
          <table:table-cell office:value-type="string" calcext:value-type="string">
            <text:p>Acer monspessulanum L.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style-name="Default"/>
        </table:table-row>
        <table:table-row table:style-name="ro3">
          <table:table-cell office:value-type="string" calcext:value-type="string">
            <text:p>Potentilla micrantha Ramond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Arum italicum Miller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Ulmus minor Miller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Cornus sanguinea L.</text:p>
          </table:table-cell>
          <table:table-cell table:style-name="Default"/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style-name="Default"/>
        </table:table-row>
        <table:table-row table:style-name="ro1">
          <table:table-cell office:value-type="string" calcext:value-type="string">
            <text:p>Cornus mas L.</text:p>
          </table:table-cell>
          <table:table-cell table:style-name="Default"/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style-name="Default"/>
        </table:table-row>
        <table:table-row table:style-name="ro6">
          <table:table-cell office:value-type="string" calcext:value-type="string">
            <text:p>Cephalanthera damasonium (Miller) Druce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Geum urbanum L.</text:p>
          </table:table-cell>
          <table:table-cell table:style-name="Default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style-name="Default"/>
        </table:table-row>
        <table:table-row table:style-name="ro3">
          <table:table-cell office:value-type="string" calcext:value-type="string">
            <text:p>Ceterach officinarum DC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Solidago virgaurea L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Lonicera caprifolium L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Scutellaria columnae All.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style-name="Default"/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table:style-name="Default"/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Accidental species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</table:table>
      <table:table table:name="Roso sempervirentis-Quercetum ilicis" table:style-name="ta1">
        <table:table-column table:style-name="co1" table:number-columns-repeated="15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</table:table-row>
        <table:table-row table:style-name="ro6">
          <table:table-cell office:value-type="string" calcext:value-type="string">
            <text:p>Tab. 7 - Roso sempervirentis-Quercetum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s. nova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T</text:p>
          </table:table-cell>
          <table:table-cell table:number-columns-repeated="7" office:value-type="string" calcext:value-type="string">
            <text:p>L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null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430" calcext:value-type="float">
            <text:p>4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NE</text:p>
          </table:table-cell>
          <table:table-cell table:number-columns-repeated="2" office:value-type="string" calcext:value-type="string">
            <text:p>WN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haract. and diff. species of the ass.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cer monspessulanum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uercus suber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haract. species of the Querco-Fagetea</text:p>
          </table:table-cell>
          <table:table-cell office:value-type="string" calcext:value-type="string">
            <text:p>class</text:p>
          </table:table-cell>
          <table:table-cell table:number-columns-repeated="13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Quercus cerri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lex aquifolium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Quercus petraea (Mattuschka) Lieb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uonymus europaeus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Quercus frainetto Ten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cer obtusatum W. et K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Brachypodium rupestre (Host) R. et 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eterach officinarum DC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ucrium chamaedrys L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rataegus oxyacantha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iola odorata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</table:table>
      <table:table table:name="Celtido australis-Quercetum ilicis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7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ce2" office:value-type="string" calcext:value-type="string">
            <text:p>Column19</text:p>
          </table:table-cell>
          <table:table-cell table:style-name="ce2" office:value-type="string" calcext:value-type="string">
            <text:p>Column20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Tr</text:p>
          </table:table-cell>
          <table:table-cell table:number-columns-repeated="10" office:value-type="string" calcext:value-type="string">
            <text:p>LG</text:p>
          </table:table-cell>
          <table:table-cell table:number-columns-repeated="3" office:value-type="string" calcext:value-type="string">
            <text:p>T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SE</text:p>
          </table:table-cell>
          <table:table-cell table:number-columns-repeated="6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Charact. and diff. species of the ass. and of the pistacietosum terebinthi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subass.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eltis australis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Amelanchier ovalis Medicus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elleborus niger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Diff. species of the rhamnetosum alaterni</text:p>
          </table:table-cell>
          <table:table-cell table:style-name="ce1" office:value-type="string" calcext:value-type="string">
            <text:p>subass.</text:p>
          </table:table-cell>
          <table:table-cell table:style-name="ce1" office:value-type="string" calcext:value-type="string">
            <text:p>null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elleborus foetid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Diff. species of the ostryetosum carpinifoliae</text:p>
          </table:table-cell>
          <table:table-cell table:style-name="ce1" office:value-type="string" calcext:value-type="string">
            <text:p>subass.</text:p>
          </table:table-cell>
          <table:table-cell table:style-name="ce1" office:value-type="string" calcext:value-type="string">
            <text:p>null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patica nobilis Miller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table:number-columns-repeated="12" office:value-type="string" calcext:value-type="string">
            <text:p>.</text:p>
          </table:table-cell>
          <table:table-cell table:number-columns-repeated="3" office:value-type="string" calcext:value-type="string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rcurialis perenni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Lathyrus venetus (Miller) Wohlf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rimula vulgaris Hudson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rex digitata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lica nutan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a nemorali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ottia nidus-avis (L.) L. C. Rich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all.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ercis siliquastrum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4.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.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llium cirrhosum Vandelli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olumn1</text:p>
          </table:table-cell>
          <table:table-cell table:number-columns-repeated="2"/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3.4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2"/>
          <table:table-cell table:number-columns-repeated="3"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runus mahaleb L.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table:number-columns-repeated="2"/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Melittis melissophyllum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mpanula trachelium L.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ola hirta L.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ephalanthera damasonium (Miller) Druce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/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ieracium sylvaticum (L.) L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ematis recta L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onicera caprifolium L.</text:p>
          </table:table-cell>
          <table:table-cell table:number-columns-repeated="2"/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aburnum anagyroides Medicus</text:p>
          </table:table-cell>
          <table:table-cell table:number-columns-repeated="2"/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modorum abortivum (L.) Swartz</text:p>
          </table:table-cell>
          <table:table-cell table:number-columns-repeated="2"/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number-columns-repeated="2"/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inca minor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ycelis muralis (L.) Dumort.</text:p>
          </table:table-cell>
          <table:table-cell table:number-columns-repeated="2"/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xylosteum L.</text:p>
          </table:table-cell>
          <table:table-cell table:number-columns-repeated="2"/>
          <table:table-cell table:number-columns-repeated="1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uphorbia amygdaloides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lechoma hederacea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phalanthera rubra (L.) L. C. Rich.</text:p>
          </table:table-cell>
          <table:table-cell table:number-columns-repeated="2"/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ylus avellana L.</text:p>
          </table:table-cell>
          <table:table-cell table:number-columns-repeated="2"/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spilus germanica L.</text:p>
          </table:table-cell>
          <table:table-cell table:number-columns-repeated="2"/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ther species</text:p>
            <text:p>Arabis turrita L.</text:p>
          </table:table-cell>
          <table:table-cell table:number-columns-repeated="2"/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eucrium chamaedrys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Vincetoxicum hirundinaria Medicu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olypodium vulgare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uniperus communis L.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arex humilis Leyser</text:p>
          </table:table-cell>
          <table:table-cell table:number-columns-repeated="2"/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rex flacca Schreber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mpanula glomerata L.</text:p>
          </table:table-cell>
          <table:table-cell table:number-columns-repeated="2"/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achys recta L.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ranium robertianum L.</text:p>
          </table:table-cell>
          <table:table-cell table:number-columns-repeated="2"/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maecytisus purpureus (Scop.) Link</text:p>
          </table:table-cell>
          <table:table-cell table:number-columns-repeated="2"/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Lamiastrum galeobdolon (L.) Ehrend. et Polatschek</text:p>
          </table:table-cell>
          <table:table-cell table:number-columns-repeated="2"/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actylis glomerata L.</text:p>
          </table:table-cell>
          <table:table-cell table:number-columns-repeated="2"/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garia vesca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pipactis atropurpurea Rafin.</text:p>
          </table:table-cell>
          <table:table-cell table:number-columns-repeated="2"/>
          <table:table-cell table:number-columns-repeated="1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omus ramosus Hudson</text:p>
          </table:table-cell>
          <table:table-cell table:number-columns-repeated="2"/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</table:table-row>
      </table:table>
      <table:table table:name="Rusco aculeati-Quercetum ilicis" table:style-name="ta1">
        <table:table-column table:style-name="co1" table:number-columns-repeated="8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U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NN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office:value-type="string" calcext:value-type="string">
            <text:p>null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haract. and diff. species of the ass.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all.</text:p>
          </table:table-cell>
          <table:table-cell table:number-columns-repeated="6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tis australi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uxus sempervirens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uonymus europae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uzula forsteri (Sm.) DC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ottia nidus-avis (L.) L. C. Rich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Umbilicus rupestris (Salisb.) Dandy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</table:table-row>
      </table:table>
      <table:table table:name="Festuco exaltatae-Quercetum ilicis" table:style-name="ta1">
        <table:table-column table:style-name="co1" table:number-columns-repeated="16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1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table:number-columns-repeated="6" office:value-type="float" office:value="500" calcext:value-type="float">
            <text:p>50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WSW</text:p>
          </table:table-cell>
          <table:table-cell office:value-type="string" calcext:value-type="string">
            <text:p>ESE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N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haract. and diff. species of the ass.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iff. species of the</text:p>
          </table:table-cell>
          <table:table-cell office:value-type="string" calcext:value-type="string">
            <text:p>vincetosum minoris</text:p>
          </table:table-cell>
          <table:table-cell office:value-type="string" calcext:value-type="string">
            <text:p>subass.</text:p>
          </table:table-cell>
          <table:table-cell table:number-columns-repeated="13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Scutellaria columnae All. ssp. gussonei (Ten.) Rech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nca minor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ecies of the Acer neapolitanus</text:p>
          </table:table-cell>
          <table:table-cell office:value-type="string" calcext:value-type="string">
            <text:p>variant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Acer neapolitanum Ten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2.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ieracium racemosum W. et K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ycelis muralis (L.) Dumort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rnus sanguine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eterach officinarum DC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teridium aquilinum (L.) Kuhn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pipactis helleborine (L.) Crantz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</table:table>
      <table:table table:name="releve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releve</text:p>
          </table:table-cell>
          <table:table-cell office:value-type="string" calcext:value-type="string">
            <text:p>zone_geographique</text:p>
          </table:table-cell>
          <table:table-cell office:value-type="string" calcext:value-type="string">
            <text:p>altitude_m</text:p>
          </table:table-cell>
          <table:table-cell office:value-type="string" calcext:value-type="string">
            <text:p>exposition</text:p>
          </table:table-cell>
          <table:table-cell office:value-type="string" calcext:value-type="string">
            <text:p>pente_degres</text:p>
          </table:table-cell>
          <table:table-cell office:value-type="string" calcext:value-type="string">
            <text:p>surface_m2</text:p>
          </table:table-cell>
          <table:table-cell office:value-type="string" calcext:value-type="string">
            <text:p>recouvrement_pourcent</text:p>
          </table:table-cell>
          <table:table-cell office:value-type="string" calcext:value-type="string">
            <text:p>esp_accidentels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sous_association</text:p>
          </table:table-cell>
        </table:table-row>
        <table:table-row table:style-name="ro1">
          <table:table-cell office:value-type="string" calcext:value-type="string">
            <text:p>CQ1</text:p>
          </table:table-cell>
          <table:table-cell office:value-type="string" calcext:value-type="string">
            <text:p>Umbri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SW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2</text:p>
          </table:table-cell>
          <table:table-cell office:value-type="string" calcext:value-type="string">
            <text:p>Umbri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3</text:p>
          </table:table-cell>
          <table:table-cell office:value-type="string" calcext:value-type="string">
            <text:p>Tuscany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N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4</text:p>
          </table:table-cell>
          <table:table-cell office:value-type="string" calcext:value-type="string">
            <text:p>Tuscan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W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5</text:p>
          </table:table-cell>
          <table:table-cell office:value-type="string" calcext:value-type="string">
            <text:p>Tusc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6</text:p>
          </table:table-cell>
          <table:table-cell office:value-type="string" calcext:value-type="string">
            <text:p>Tuscan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7</text:p>
          </table:table-cell>
          <table:table-cell office:value-type="string" calcext:value-type="string">
            <text:p>Tusca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W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8</text:p>
          </table:table-cell>
          <table:table-cell office:value-type="string" calcext:value-type="string">
            <text:p>Tuscan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9</text:p>
          </table:table-cell>
          <table:table-cell office:value-type="string" calcext:value-type="string">
            <text:p>Tuscan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0</text:p>
          </table:table-cell>
          <table:table-cell office:value-type="string" calcext:value-type="string">
            <text:p>Ligur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SW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1</text:p>
          </table:table-cell>
          <table:table-cell office:value-type="string" calcext:value-type="string">
            <text:p>Liguri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2</text:p>
          </table:table-cell>
          <table:table-cell office:value-type="string" calcext:value-type="string">
            <text:p>Ligur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3</text:p>
          </table:table-cell>
          <table:table-cell office:value-type="string" calcext:value-type="string">
            <text:p>Liguri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SW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4</text:p>
          </table:table-cell>
          <table:table-cell office:value-type="string" calcext:value-type="string">
            <text:p>Ligur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N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5</text:p>
          </table:table-cell>
          <table:table-cell office:value-type="string" calcext:value-type="string">
            <text:p>Ligur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W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6</text:p>
          </table:table-cell>
          <table:table-cell office:value-type="string" calcext:value-type="string">
            <text:p>Ligur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7</text:p>
          </table:table-cell>
          <table:table-cell office:value-type="string" calcext:value-type="string">
            <text:p>Ligur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SW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8</text:p>
          </table:table-cell>
          <table:table-cell office:value-type="string" calcext:value-type="string">
            <text:p>Lat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9</text:p>
          </table:table-cell>
          <table:table-cell office:value-type="string" calcext:value-type="string">
            <text:p>Latiu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SW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20</text:p>
          </table:table-cell>
          <table:table-cell office:value-type="string" calcext:value-type="string">
            <text:p>Lati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OQ1</text:p>
          </table:table-cell>
          <table:table-cell office:value-type="string" calcext:value-type="string">
            <text:p>Croat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2</text:p>
          </table:table-cell>
          <table:table-cell office:value-type="string" calcext:value-type="string">
            <text:p>Croat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3</text:p>
          </table:table-cell>
          <table:table-cell office:value-type="string" calcext:value-type="string">
            <text:p>Croat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4</text:p>
          </table:table-cell>
          <table:table-cell office:value-type="string" calcext:value-type="string">
            <text:p>Croat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5</text:p>
          </table:table-cell>
          <table:table-cell office:value-type="string" calcext:value-type="string">
            <text:p>Croat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6</text:p>
          </table:table-cell>
          <table:table-cell office:value-type="string" calcext:value-type="string">
            <text:p>Croati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W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7</text:p>
          </table:table-cell>
          <table:table-cell office:value-type="string" calcext:value-type="string">
            <text:p>Croat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8</text:p>
          </table:table-cell>
          <table:table-cell office:value-type="string" calcext:value-type="string">
            <text:p>Croat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9</text:p>
          </table:table-cell>
          <table:table-cell office:value-type="string" calcext:value-type="string">
            <text:p>Croat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10_</text:p>
          </table:table-cell>
          <table:table-cell office:value-type="string" calcext:value-type="string">
            <text:p>Croat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</table:table-row>
        <table:table-row table:style-name="ro1">
          <table:table-cell office:value-type="string" calcext:value-type="string">
            <text:p>OQ11</text:p>
          </table:table-cell>
          <table:table-cell office:value-type="string" calcext:value-type="string">
            <text:p>Croati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</table:table-row>
        <table:table-row table:style-name="ro1">
          <table:table-cell office:value-type="string" calcext:value-type="string">
            <text:p>OQ12</text:p>
          </table:table-cell>
          <table:table-cell office:value-type="string" calcext:value-type="string">
            <text:p>Croati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</table:table-row>
        <table:table-row table:style-name="ro1">
          <table:table-cell office:value-type="string" calcext:value-type="string">
            <text:p>OQ13</text:p>
          </table:table-cell>
          <table:table-cell office:value-type="string" calcext:value-type="string">
            <text:p>Croat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</table:table-row>
      </table:table>
      <table:table table:name="Reference" table:style-name="ta1">
        <table:table-column table:style-name="co5" table:default-cell-style-name="Default"/>
        <table:table-column table:style-name="co1" table:number-columns-repeated="13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iondi, E, S Casavecchia, et D Gigante. « Contribution to the Syntaxonomic Knowledge of the Quercus Ilex L. Woods of the Central European Mediterranean Basin », s. d.</text:p>
            <text:p/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<text:a xlink:href="https://d1wqtxts1xzle7.cloudfront.net/42466001/Contribution_to_the_syntaxonomic_knowled20160209-8420-w4p0gu-libre.pdf?1455027360=&amp;response-content-disposition=inline%3B+filename%3DContribution_to_the_syntaxonomic_knowled.pdf&amp;Expires=1719992881&amp;Signature=ZoyAloVWImn4pBeeVe~elkyHb1nmpG8y1jt1M~X0t20fEEalRw11-wSYNw-HDrnrkhJzkf3XzsYRf1jAah51sVs8UsRVz0JBUa-oWbkXcs8xcra8LHgG7dciuRuIAU2WoFOdD4Si2SoPP6oVQxVYFm6scW7JnN~LDPgoM753nSY5OXdI~auZjkU1erGg3gOvbofgwyOpDqC8wHPu71-j5fuQaNROcb0r4ZgWyt48KIcMPd8X7EqdDaJmslORATxCpwLJd7jWBHi7m4iM6l7072uw0YrCJubKGttDxe5ngb6K~Y-qRV5rCs9CskaOkjA5BzcHBS9sclCY0vaIE0PAEw__&amp;Key-Pair-Id=APKAJLOHF5GGSLRBV4ZA" xlink:type="simple">Contribution_to_the_syntaxonomic_knowled20160209-8420-w4p0gu-libre.pdf (d1wqtxts1xzle7.cloudfront.net)</text:a> 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4" table:target-range-address="'Ostryo carpinifoliae-Quercetum ilicis'.A1:'Ostryo carpinifoliae-Quercetum ilicis'.N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1:53:26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09:06:50.802000000</meta:creation-date>
    <dc:date>2024-07-03T11:55:06.352000000</dc:date>
    <meta:editing-duration>PT1H1M52S</meta:editing-duration>
    <meta:editing-cycles>14</meta:editing-cycles>
    <meta:generator>LibreOffice/7.6.1.2$Windows_X86_64 LibreOffice_project/f5defcebd022c5bc36bbb79be232cb6926d8f674</meta:generator>
    <meta:document-statistic meta:table-count="12" meta:cell-count="11413" meta:object-count="0"/>
  </office:meta>
</office:document-meta>
</file>